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Estilo_20_variado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8a1c6" officeooo:paragraph-rsid="0018a1c6"/>
    </style:style>
    <style:style style:name="P3" style:family="paragraph" style:parent-style-name="Estilo_20_variado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Estilo_20_variado">
      <style:paragraph-properties fo:text-align="center" style:justify-single-word="false"/>
      <style:text-properties officeooo:rsid="0018a1c6"/>
    </style:style>
    <style:style style:name="P5" style:family="paragraph" style:parent-style-name="Standard">
      <style:paragraph-properties fo:text-align="center" style:justify-single-word="false"/>
      <style:text-properties fo:font-size="16pt" officeooo:rsid="0018a1c6" officeooo:paragraph-rsid="0018a1c6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18a1c6" officeooo:paragraph-rsid="0018a1c6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text-properties officeooo:rsid="001a27af" officeooo:paragraph-rsid="001a27af"/>
    </style:style>
    <style:style style:name="P11" style:family="paragraph" style:parent-style-name="Heading_20_1" style:list-style-name="Numbering_20_123">
      <style:text-properties officeooo:rsid="001a27af" officeooo:paragraph-rsid="001a27af"/>
    </style:style>
    <style:style style:name="P12" style:family="paragraph" style:parent-style-name="Heading_20_2">
      <style:text-properties officeooo:rsid="001a27af" officeooo:paragraph-rsid="001a27af"/>
    </style:style>
    <style:style style:name="P13" style:family="paragraph" style:parent-style-name="Heading_20_3">
      <style:text-properties officeooo:paragraph-rsid="001ad861"/>
    </style:style>
    <style:style style:name="P14" style:family="paragraph" style:parent-style-name="Heading_20_4">
      <style:text-properties officeooo:rsid="001ad861" officeooo:paragraph-rsid="001ad861"/>
    </style:style>
    <style:style style:name="P15" style:family="paragraph" style:parent-style-name="Heading_20_3">
      <style:text-properties officeooo:rsid="001ad861" officeooo:paragraph-rsid="001ad861"/>
    </style:style>
    <style:style style:name="P16" style:family="paragraph" style:parent-style-name="Heading_20_2">
      <style:text-properties officeooo:rsid="001ad861" officeooo:paragraph-rsid="001ad861"/>
    </style:style>
    <style:style style:name="P17" style:family="paragraph" style:parent-style-name="Text_20_body">
      <style:text-properties officeooo:paragraph-rsid="00195000"/>
    </style:style>
    <style:style style:name="T1" style:family="text">
      <style:text-properties officeooo:rsid="001ad86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pa">
        <text:p text:style-name="P1">SERVIÇO NACIONAL DE APRENDIZAGEM INDUSTRIAL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Title">MANUAL DO USUÁRIO</text:p>
        <text:p text:style-name="P3">JÁPEDIDOS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  <text:p text:style-name="P5">VERSÃO 1.0</text:p>
        <text:p text:style-name="P5">28/11/2024</text:p>
      </text:section>
      <text:section text:style-name="Sect1" text:name="Sumário">
        <text:table-of-content text:style-name="Sect2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Sumário1_Head" text:protected="true">
              <text:p text:style-name="P6">Sumário</text:p>
            </text:index-title>
            <text:p text:style-name="P7"><text:a xlink:type="simple" xlink:href="#__RefHeading___Toc106_1059016198" text:style-name="Index_20_Link" text:visited-style-name="Index_20_Link">Introdução<text:tab/>3</text:a></text:p>
            <text:p text:style-name="P7"><text:a xlink:type="simple" xlink:href="#__RefHeading___Toc287_1059016198" text:style-name="Index_20_Link" text:visited-style-name="Index_20_Link">1.1 Subtópico<text:tab/>3</text:a></text:p>
            <text:p text:style-name="P7"><text:a xlink:type="simple" xlink:href="#__RefHeading___Toc289_1059016198" text:style-name="Index_20_Link" text:visited-style-name="Index_20_Link">1.1.1 Subtópico 3<text:tab/>3</text:a></text:p>
            <text:p text:style-name="P7"><text:a xlink:type="simple" xlink:href="#__RefHeading___Toc108_1059016198" text:style-name="Index_20_Link" text:visited-style-name="Index_20_Link">2 Plataforma<text:tab/>3</text:a></text:p>
          </text:index-body>
        </text:table-of-content>
        <text:p text:style-name="P8"/>
      </text:section>
      <text:p text:style-name="P8"/>
      <text:section text:style-name="Sect1" text:name="Conteúdo">
        <text:list text:style-name="Numbering_20_123">
          <text:list-item>
            <text:h text:style-name="P9" text:outline-level="1"><text:bookmark-start text:name="__RefHeading___Toc106_1059016198"/>Introdução<text:bookmark-end text:name="__RefHeading___Toc106_1059016198"/></text:h>
          </text:list-item>
          <text:list-item>
            <text:h text:style-name="P10" text:outline-level="1"><text:bookmark-start text:name="__RefHeading___Toc287_1059016198"/>plataforma<text:bookmark-end text:name="__RefHeading___Toc287_1059016198"/></text:h>
          </text:list-item>
          <text:list-item>
            <text:h text:style-name="P11" text:outline-level="1"><text:bookmark-start text:name="__RefHeading___Toc289_1059016198"/>Público alvo<text:bookmark-end text:name="__RefHeading___Toc289_1059016198"/></text:h>
          </text:list-item>
          <text:list-item>
            <text:h text:style-name="P10" text:outline-level="1"><text:bookmark-start text:name="__RefHeading___Toc108_1059016198"/>Autenticação<text:bookmark-end text:name="__RefHeading___Toc108_1059016198"/></text:h>
          </text:list-item>
          <text:list-item>
            <text:h text:style-name="P10" text:outline-level="1">Funcionalidades</text:h>
            <text:list>
              <text:list-item>
                <text:h text:style-name="P12" text:outline-level="2">Pedidos</text:h>
                <text:list>
                  <text:list-item>
                    <text:h text:style-name="P13" text:outline-level="3"><text:span text:style-name="T1">Criação de pedido</text:span></text:h>
                    <text:list>
                      <text:list-item>
                        <text:h text:style-name="P14" text:outline-level="4">Recursos principais</text:h>
                      </text:list-item>
                      <text:list-item>
                        <text:h text:style-name="P14" text:outline-level="4">Informações do cliente</text:h>
                      </text:list-item>
                      <text:list-item>
                        <text:h text:style-name="P14" text:outline-level="4">Informações de entrega</text:h>
                      </text:list-item>
                      <text:list-item>
                        <text:h text:style-name="P14" text:outline-level="4">Produtos do pedido</text:h>
                      </text:list-item>
                      <text:list-item>
                        <text:h text:style-name="P14" text:outline-level="4">Taxa de entrega e desconto</text:h>
                      </text:list-item>
                      <text:list-item>
                        <text:h text:style-name="P14" text:outline-level="4">Definição do estado inicial</text:h>
                      </text:list-item>
                    </text:list>
                  </text:list-item>
                  <text:list-item>
                    <text:h text:style-name="P15" text:outline-level="3">Alteração de pedido</text:h>
                    <text:list>
                      <text:list-item>
                        <text:h text:style-name="P14" text:outline-level="4">Alterações possíveis</text:h>
                      </text:list-item>
                      <text:list-item>
                        <text:h text:style-name="P14" text:outline-level="4">Informações de entrega</text:h>
                      </text:list-item>
                      <text:list-item>
                        <text:h text:style-name="P14" text:outline-level="4">Produtos do pedido</text:h>
                      </text:list-item>
                      <text:list-item>
                        <text:h text:style-name="P14" text:outline-level="4">Taxa de entrega e desconto</text:h>
                      </text:list-item>
                    </text:list>
                  </text:list-item>
                  <text:list-item>
                    <text:h text:style-name="P15" text:outline-level="3">Atualização do estado do pedido</text:h>
                    <text:list>
                      <text:list-item>
                        <text:h text:style-name="Heading_20_4" text:outline-level="4"/>
                      </text:list-item>
                    </text:list>
                  </text:list-item>
                  <text:list-item>
                    <text:h text:style-name="P15" text:outline-level="3">Pesquisa por pedidos</text:h>
                  </text:list-item>
                </text:list>
              </text:list-item>
              <text:list-item>
                <text:h text:style-name="P16" text:outline-level="2">Produtos</text:h>
                <text:list>
                  <text:list-item>
                    <text:h text:style-name="P15" text:outline-level="3">Cadastro de produto</text:h>
                  </text:list-item>
                  <text:list-item>
                    <text:h text:style-name="P15" text:outline-level="3">Alteração de produto</text:h>
                  </text:list-item>
                  <text:list-item>
                    <text:h text:style-name="P15" text:outline-level="3">Exclusão de produto</text:h>
                  </text:list-item>
                  <text:list-item>
                    <text:h text:style-name="P15" text:outline-level="3">Pesquisa por produtos</text:h>
                  </text:list-item>
                </text:list>
              </text:list-item>
              <text:list-item>
                <text:h text:style-name="P16" text:outline-level="2"><text:soft-page-break/>Clientes</text:h>
                <text:list>
                  <text:list-item>
                    <text:h text:style-name="P15" text:outline-level="3">Pesquisa por clientes</text:h>
                  </text:list-item>
                </text:list>
              </text:list-item>
              <text:list-item>
                <text:h text:style-name="P16" text:outline-level="2">Relatórios</text:h>
                <text:list>
                  <text:list-item>
                    <text:h text:style-name="P15" text:outline-level="3">Relatório financeiro</text:h>
                  </text:list-item>
                  <text:list-item>
                    <text:h text:style-name="P15" text:outline-level="3">Relatório de performance</text:h>
                  </text:list-item>
                </text:list>
              </text:list-item>
            </text:list>
          </text:list-item>
        </text:list>
        <text:p text:style-name="P17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1" style:list-style-name="Numbering_20_123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default-outline-level="1" style:list-style-name="Numbering_20_123" style:class="text">
      <style:paragraph-properties fo:margin-top="0.423cm" fo:margin-bottom="0.212cm" style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default-outline-level="2" style:list-style-name="Numbering_20_123" style:class="text">
      <style:paragraph-properties fo:margin-top="0.353cm" fo:margin-bottom="0.212cm" style:contextual-spacing="fals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default-outline-level="3" style:list-style-name="Numbering_20_123" style:class="text">
      <style:paragraph-properties fo:margin-top="0.247cm" fo:margin-bottom="0.212cm" style:contextual-spacing="fals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default-outline-level="4" style:list-style-name="Numbering_20_123" style:class="text">
      <style:paragraph-properties fo:margin-top="0.212cm" fo:margin-bottom="0.212cm" style:contextual-spacing="false"/>
      <style:text-properties fo:font-size="12pt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stilo_20_variado" style:display-name="Estilo variado" style:family="paragraph">
      <style:text-properties style:font-name="Liberation Sans1" fo:font-family="'Liberation Sans'" style:font-style-name="Regular" style:font-family-generic="swiss" style:font-pitch="variabl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7cm" fo:text-indent="2.101cm" fo:margin-left="1.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iago Moura Baiense</meta:initial-creator>
    <meta:creation-date>2024-11-28T11:16:04.696000000</meta:creation-date>
    <dc:date>2024-11-28T12:02:24.640000000</dc:date>
    <dc:creator>Thiago Moura Baiense</dc:creator>
    <meta:editing-duration>PT10M43S</meta:editing-duration>
    <meta:editing-cycles>1</meta:editing-cycles>
    <meta:document-statistic meta:table-count="0" meta:image-count="0" meta:object-count="0" meta:page-count="4" meta:paragraph-count="41" meta:word-count="133" meta:character-count="879" meta:non-whitespace-character-count="817"/>
    <meta:generator>LibreOffice/24.8.3.2$Windows_X86_64 LibreOffice_project/48a6bac9e7e268aeb4c3483fcf825c94556d9f92</meta:generator>
  </office:meta>
</office:document-meta>
</file>